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P</mi>
              <mn>1</mn>
            </msub>
            <mo stretchy="false">→</mo>
            <mrow>
              <mi>x</mi>
              <mo stretchy="false">=</mo>
              <msub>
                <mi>x</mi>
                <mn>0</mn>
              </msub>
            </mrow>
            <mi/>
            <mrow>
              <mi>y</mi>
              <mo stretchy="false">=</mo>
              <mrow>
                <msub>
                  <mi>y</mi>
                  <mn>0</mn>
                </msub>
                <mo stretchy="false">−</mo>
                <mrow>
                  <mo stretchy="false">(</mo>
                  <mrow>
                    <mrow>
                      <mi mathvariant="italic">WS</mi>
                      <mo stretchy="false">−</mo>
                      <mi mathvariant="italic">BB</mi>
                    </mrow>
                  </mrow>
                  <mo stretchy="false">)</mo>
                </mrow>
              </mrow>
            </mrow>
          </mrow>
        </mtd>
      </mtr>
      <mtr>
        <mtd>
          <mrow>
            <msub>
              <mi>P</mi>
              <mn>2</mn>
            </msub>
            <mo stretchy="false">→</mo>
            <mrow>
              <mi>x</mi>
              <mo stretchy="false">=</mo>
              <mrow>
                <msub>
                  <mi>x</mi>
                  <mi mathvariant="italic">p1</mi>
                </msub>
                <mo stretchy="false">−</mo>
                <msqrt>
                  <mrow>
                    <mrow>
                      <msup>
                        <mi mathvariant="italic">CS</mi>
                        <mn>2</mn>
                      </msup>
                      <mo stretchy="false">−</mo>
                      <msup>
                        <mi mathvariant="italic">BB</mi>
                        <mn>2</mn>
                      </msup>
                    </mrow>
                  </mrow>
                </msqrt>
              </mrow>
            </mrow>
            <mi/>
            <mrow>
              <mi>y</mi>
              <mo stretchy="false">=</mo>
              <mrow>
                <msub>
                  <mi>y</mi>
                  <mn>0</mn>
                </msub>
                <mo stretchy="false">−</mo>
                <mi mathvariant="italic">WS</mi>
              </mrow>
            </mrow>
          </mrow>
        </mtd>
      </mtr>
      <mtr>
        <mtd>
          <mrow>
            <msub>
              <mi>P</mi>
              <mn>3</mn>
            </msub>
            <mo stretchy="false">→</mo>
            <mrow>
              <mi>x</mi>
              <mo stretchy="false">=</mo>
              <mrow>
                <msub>
                  <mi>x</mi>
                  <mi mathvariant="italic">p1</mi>
                </msub>
                <mo stretchy="false">−</mo>
                <mrow>
                  <mo stretchy="false">(</mo>
                  <mrow>
                    <mrow>
                      <mi mathvariant="italic">STCC</mi>
                      <mo stretchy="false">⋅</mo>
                      <mi>cos</mi>
                    </mrow>
                    <mrow>
                      <mo stretchy="false">(</mo>
                      <mrow>
                        <mi mathvariant="italic">STA</mi>
                      </mrow>
                      <mo stretchy="false">)</mo>
                    </mrow>
                  </mrow>
                  <mo stretchy="false">)</mo>
                </mrow>
              </mrow>
            </mrow>
            <mi/>
            <mrow>
              <mi>y</mi>
              <mo stretchy="false">=</mo>
              <mrow>
                <msub>
                  <mi>y</mi>
                  <mi mathvariant="italic">p1</mi>
                </msub>
                <mo stretchy="false">−</mo>
                <mrow>
                  <mo stretchy="false">(</mo>
                  <mrow>
                    <mrow>
                      <mi mathvariant="italic">STCC</mi>
                      <mo stretchy="false">⋅</mo>
                      <mi>sin</mi>
                    </mrow>
                    <mrow>
                      <mo stretchy="false">(</mo>
                      <mrow>
                        <mi mathvariant="italic">STA</mi>
                      </mrow>
                      <mo stretchy="false">)</mo>
                    </mrow>
                  </mrow>
                  <mo stretchy="false">)</mo>
                </mrow>
              </mrow>
            </mrow>
          </mrow>
        </mtd>
      </mtr>
      <mtr>
        <mtd>
          <mrow>
            <msub>
              <mi>P</mi>
              <mn>4</mn>
            </msub>
            <mo stretchy="false">→</mo>
            <mrow>
              <mi>x</mi>
              <mo stretchy="false">=</mo>
              <mrow>
                <msub>
                  <mi>x</mi>
                  <mi mathvariant="italic">p1</mi>
                </msub>
                <mo stretchy="false">−</mo>
                <mrow>
                  <mo stretchy="false">(</mo>
                  <mrow>
                    <mrow>
                      <mi mathvariant="italic">ST</mi>
                      <mo stretchy="false">⋅</mo>
                      <mi>cos</mi>
                    </mrow>
                    <mrow>
                      <mo stretchy="false">(</mo>
                      <mrow>
                        <mi mathvariant="italic">STA</mi>
                      </mrow>
                      <mo stretchy="false">)</mo>
                    </mrow>
                  </mrow>
                  <mo stretchy="false">)</mo>
                </mrow>
              </mrow>
            </mrow>
            <mi/>
            <mrow>
              <mi>y</mi>
              <mo stretchy="false">=</mo>
              <mrow>
                <msub>
                  <mi>y</mi>
                  <mi mathvariant="italic">p1</mi>
                </msub>
                <mo stretchy="false">−</mo>
                <mrow>
                  <mo stretchy="false">(</mo>
                  <mrow>
                    <mrow>
                      <mi mathvariant="italic">ST</mi>
                      <mo stretchy="false">⋅</mo>
                      <mi>sin</mi>
                    </mrow>
                    <mrow>
                      <mo stretchy="false">(</mo>
                      <mrow>
                        <mi mathvariant="italic">STA</mi>
                      </mrow>
                      <mo stretchy="false">)</mo>
                    </mrow>
                  </mrow>
                  <mo stretchy="false">)</mo>
                </mrow>
              </mrow>
            </mrow>
          </mrow>
        </mtd>
      </mtr>
      <mtr>
        <mtd>
          <mrow>
            <msub>
              <mi>P</mi>
              <mn>5</mn>
            </msub>
            <mo stretchy="false">→</mo>
            <mrow>
              <mi>x</mi>
              <mo stretchy="false">=</mo>
              <mrow>
                <msub>
                  <mi>x</mi>
                  <mi mathvariant="italic">p2</mi>
                </msub>
                <mo stretchy="false">+</mo>
                <mi mathvariant="italic">WB</mi>
              </mrow>
            </mrow>
            <mi/>
            <mrow>
              <mi>y</mi>
              <mo stretchy="false">=</mo>
              <msub>
                <mi>y</mi>
                <mi mathvariant="italic">p2</mi>
              </msub>
            </mrow>
          </mrow>
        </mtd>
      </mtr>
      <mtr>
        <mtd>
          <mrow>
            <msub>
              <mi>P</mi>
              <mn>6</mn>
            </msub>
            <mo stretchy="false">→</mo>
            <mrow>
              <mi>x</mi>
              <mo stretchy="false">=</mo>
              <mrow>
                <msub>
                  <mi>x</mi>
                  <mi mathvariant="italic">p1</mi>
                </msub>
                <mo stretchy="false">+</mo>
                <mstyle mathvariant="italic">
                  <mrow>
                    <mtext>RE</mtext>
                  </mrow>
                </mstyle>
              </mrow>
            </mrow>
            <mi/>
            <mrow>
              <mi>y</mi>
              <mo stretchy="false">=</mo>
              <mrow>
                <mrow>
                  <msub>
                    <mi>y</mi>
                    <mi mathvariant="italic">p1</mi>
                  </msub>
                  <mo stretchy="false">−</mo>
                  <mi mathvariant="italic">BB</mi>
                </mrow>
                <mo stretchy="false">−</mo>
                <mi mathvariant="italic">SK</mi>
              </mrow>
            </mrow>
          </mrow>
        </mtd>
      </mtr>
      <mtr>
        <mtd>
          <mrow>
            <msub>
              <mi>P</mi>
              <mn>7</mn>
            </msub>
            <mo stretchy="false">→</mo>
            <mrow>
              <mi>x</mi>
              <mo stretchy="false">=</mo>
              <mrow>
                <msub>
                  <mi>x</mi>
                  <mi mathvariant="italic">p6</mi>
                </msub>
                <mo stretchy="false">+</mo>
                <mrow>
                  <mi mathvariant="italic">HT</mi>
                  <mo stretchy="false">⋅</mo>
                  <mi>cos</mi>
                </mrow>
              </mrow>
            </mrow>
            <mrow>
              <mo stretchy="false">(</mo>
              <mrow>
                <mi mathvariant="italic">HTA</mi>
              </mrow>
              <mo stretchy="false">)</mo>
            </mrow>
            <mi/>
            <mrow>
              <mi>y</mi>
              <mo stretchy="false">=</mo>
              <mrow>
                <msub>
                  <mi>y</mi>
                  <mi mathvariant="italic">p6</mi>
                </msub>
                <mo stretchy="false">+</mo>
                <mrow>
                  <mi mathvariant="italic">HT</mi>
                  <mo stretchy="false">⋅</mo>
                  <mi>sin</mi>
                </mrow>
              </mrow>
            </mrow>
            <mrow>
              <mo stretchy="false">(</mo>
              <mrow>
                <mi mathvariant="italic">HTA</mi>
              </mrow>
              <mo stretchy="false">)</mo>
            </mrow>
          </mrow>
        </mtd>
      </mtr>
    </mtable>
    <annotation encoding="StarMath 5.0">alignl P_1 rightarrow x = x_0 ~ y = y_0 - (WS - BB) newline
alignl P_2 rightarrow x = x_p1 - sqrt{CS^2 - BB^2} ~ y = y_0 - WS newline
alignl P_3 rightarrow x = x_p1 - (STCC cdot cos(STA)) ~ y = y_p1 - (STCC cdot sin(STA)) newline 
alignl P_4 rightarrow x = x_p1 - (ST cdot cos(STA)) ~ y = y_p1 - (ST cdot sin(STA)) newline
alignl P_5 rightarrow x = x_p2 + WB ~ y = y_p2 newline
alignl P_6 rightarrow x = x_p1 + ital "RE" ~ y = y_p1 - BB - SK newline
alignl P_7 rightarrow x = x_p6 + HT cdot cos(HTA) ~ y = y_p6 + HT cdot sin(HTA)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 </meta:initial-creator>
    <meta:creation-date>2012-11-10T18:50:39</meta:creation-date>
    <meta:generator>LibreOffice/3.5$Linux_X86_64 LibreOffice_project/350m1$Build-2</meta:generator>
  </office:meta>
</office:document-meta>
</file>